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text-align="start" style:justify-single-word="false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150%" fo:break-before="auto" fo:break-after="auto" style:writing-mode="lr-tb"/>
    </style:style>
    <style:style style:name="P13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14" style:family="paragraph" style:parent-style-name="Standard">
      <style:paragraph-properties fo:line-height="150%" style:writing-mode="lr-tb"/>
      <style:text-properties fo:font-variant="normal" fo:text-transform="none" fo:color="#222222" style:font-name="Times New Roman" fo:font-size="10pt" fo:letter-spacing="normal" fo:font-style="normal" fo:font-weight="bold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line-height="150%" fo:text-align="start" style:justify-single-word="false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font-name="Arial" fo:font-size="10pt" fo:background-color="#ffffff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" style:family="text">
      <style:text-properties fo:font-variant="normal" fo:text-transform="none" fo:color="#222222" style:font-name="Times New Roman" fo:font-size="10pt" fo:letter-spacing="normal" fo:font-style="normal" fo:font-weight="bold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fo:font-variant="normal" fo:text-transform="none" fo:color="#222222" style:font-name="Arial" fo:font-size="10pt" fo:letter-spacing="normal" fo:font-style="normal" fo:font-weight="bold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fo:font-variant="normal" fo:text-transform="none" fo:color="#222222" fo:letter-spacing="normal" fo:font-style="normal" fo:font-weight="bold" fo:background-color="#ffffff" style:font-name-asian="Times New Roman" style:font-weight-asian="bold" style:font-name-complex="Times New Roman" style:font-weight-complex="bold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style:font-name-asian="Times New Roman" style:font-size-asian="10pt" style:font-name-complex="Times New Roman" style:font-size-complex="10pt"/>
    </style:style>
    <style:style style:name="T10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Times New Roman" style:font-size-asian="10pt" style:font-name-complex="Times New Roman" style:font-size-complex="10pt"/>
    </style:style>
    <style:style style:name="T11" style:family="text">
      <style:text-properties fo:font-variant="normal" fo:text-transform="none" fo:color="#000080" style:text-line-through-style="none" style:font-name="Times New Roman" fo:font-size="10pt" fo:letter-spacing="normal" fo:font-style="normal" style:text-underline-style="solid" style:text-underline-width="auto" style:text-underline-color="font-color" fo:font-weight="bold" style:text-blinking="false" fo:background-color="#ffffff" style:font-name-asian="Times New Roman" style:font-size-asian="10pt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Aluno</text:span><text:span text:style-name="T3">: Diogo Ribeiro de Souza<text:tab/><text:tab/><text:tab/><text:tab/></text:span><text:span text:style-name="T4">Data: 15/12/2012</text:span></text:p>
      <text:p text:style-name="P4"><text:span text:style-name="T4">Fase/Iteração:</text:span><text:span text:style-name="T3"> Construção_Iteração3<text:tab/><text:tab/></text:span><text:span text:style-name="T4">Esforço Total:</text:span><text:span text:style-name="T3"> 10 horas</text:span></text:p>
      <text:p text:style-name="P6"/>
      <text:p text:style-name="P4"><text:span text:style-name="T4">Atividade:</text:span><text:span text:style-name="T6">Revisar e implementar totalmente o US1</text:span></text:p>
      <text:p text:style-name="P6">Esforço: 10 horas</text:p>
      <text:p text:style-name="P4"><text:span text:style-name="T3">Descrição: Revisar e implementar o US1 que diz respeito ao login de usuário</text:span><text:span text:style-name="T9">.</text:span></text:p>
      <text:p text:style-name="P5"><text:span text:style-name="T3">Produtos: Código fonte do projeto - </text:span><text:a xlink:type="simple" xlink:href="http://fs.inf.ufg.br/testlink/linkto.php?tprojectPrefix=SGB&amp;item=req&amp;id=US1&amp;version=1"><text:span text:style-name="T3">US1</text:span></text:a><text:span text:style-name="T3">.</text:span></text:p>
      <text:p text:style-name="P15"><text:span text:style-name="T3">Equipe: 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rebuchet MS" svg:font-family="'Trebuchet MS'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graphics1" text:anchor-type="char" svg:x="14.58cm" svg:y="0cm" svg:width="2.256cm" svg:height="1.469cm" draw:z-index="0"><draw:image xlink:href="Pictures/1000020100000140000000F06BA53021.png" xlink:type="simple" xlink:show="embed" xlink:actuate="onLoad"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Diogo Ribeiro</dc:creator>
    <meta:editing-cycles>34</meta:editing-cycles>
    <dc:date>2012-12-16T02:15:32</dc:date>
    <meta:editing-duration>PT59M43S</meta:editing-duration>
    <meta:document-statistic meta:table-count="0" meta:image-count="1" meta:object-count="0" meta:page-count="1" meta:paragraph-count="10" meta:word-count="64" meta:character-count="441" meta:non-whitespace-character-count="383"/>
  </office:meta>
</office:document-meta>
</file>